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.02cm" fo:min-width="2.675cm"/>
      <style:paragraph-properties style:writing-mode="lr-tb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Dash" svg:stroke-width="0.051cm" svg:stroke-color="#ff8000" draw:marker-start-width="0.276cm" draw:marker-end-width="0.276cm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ff8000" draw:marker-start-width="0.352cm" draw:marker-end-width="0.352cm" draw:fill="none" draw:fill-color="#ff8000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" svg:stroke-width="0.051cm" svg:stroke-color="#00a933" draw:marker-start-width="0.276cm" draw:marker-end-width="0.276cm" svg:stroke-linecap="butt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51cm" svg:stroke-color="#ff8000" draw:marker-start-width="0.276cm" draw:marker-end-width="0.276cm" svg:stroke-linecap="butt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1584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13" style:family="graphic" style:parent-style-name="objectwithoutfill">
      <style:graphic-properties svg:stroke-width="0.102cm" draw:marker-start-width="0.352cm" draw:marker-end="Estremità_20_linea_20_2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fill-color="#d4ea6b" draw:textarea-horizontal-align="justify" draw:textarea-vertical-align="middle" draw:auto-grow-height="false" fo:min-height="0.385cm" fo:min-width="2.992cm"/>
      <style:paragraph-properties style:writing-mode="lr-tb"/>
    </style:style>
    <style:style style:name="gr15" style:family="graphic" style:parent-style-name="standard" style:list-style-name="L1">
      <style:graphic-properties draw:fill-color="#d4ea6b" draw:textarea-horizontal-align="justify" draw:textarea-vertical-align="middle" draw:auto-grow-height="false" fo:min-height="1.02cm" fo:min-width="2.992cm"/>
      <style:paragraph-properties style:writing-mode="lr-tb"/>
    </style:style>
    <style:style style:name="gr16" style:family="graphic" style:parent-style-name="objectwithoutfill">
      <style:graphic-properties svg:stroke-width="0.102cm" svg:stroke-color="#00a9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draw:marker-start-width="0.352cm" draw:marker-end="Estremità_20_linea_20_4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9" style:family="graphic" style:parent-style-name="standard" style:list-style-name="L1">
      <style:graphic-properties draw:fill-color="#d4ea6b" draw:textarea-horizontal-align="justify" draw:textarea-vertical-align="middle" draw:auto-grow-height="false" fo:min-height="0.385cm" fo:min-width="2.992cm"/>
      <style:paragraph-properties style:writing-mode="lr-tb"/>
    </style:style>
    <style:style style:name="gr20" style:family="graphic" style:parent-style-name="standard" style:list-style-name="L1">
      <style:graphic-properties draw:fill-color="#d4ea6b" draw:textarea-horizontal-align="justify" draw:textarea-vertical-align="middle" draw:auto-grow-height="false" fo:min-height="1.02cm" fo:min-width="2.9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2" style:family="graphic" style:parent-style-name="objectwithoutfill">
      <style:graphic-properties svg:stroke-width="0.051cm" svg:stroke-color="#d62e4e" draw:marker-start-width="0.276cm" draw:marker-end="Estremità_20_linea_20_5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d62e4e" draw:marker-start-width="0.276cm" draw:marker-end="Estremità_20_linea_20_6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8000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text-properties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4ea6b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175cm" svg:height="1.27cm" svg:x="1.952cm" svg:y="4.81cm">
          <text:p text:style-name="P1"><text:span text:style-name="T1">A</text:span><text:span text:style-name="T2"> – 01/01 - 1 E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.952cm" svg:y="3.222cm">
          <text:p text:style-name="P1"><text:span text:style-name="T1">B</text:span><text:span text:style-name="T2"> – 01/02 – 1 ET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17cm" svg:y1="6.715cm" svg:x2="1.317cm" svg:y2="2.27cm">
          <text:p/>
        </draw:line>
        <draw:line draw:style-name="gr2" draw:text-style-name="P3" draw:layer="layout" svg:x1="1.317cm" svg:y1="6.715cm" svg:x2="5.762cm" svg:y2="6.715cm">
          <text:p/>
        </draw:line>
        <draw:line draw:style-name="gr2" draw:text-style-name="P3" draw:layer="layout" svg:x1="5.762cm" svg:y1="6.715cm" svg:x2="5.762cm" svg:y2="2.27cm">
          <text:p/>
        </draw:line>
        <draw:line draw:style-name="gr3" draw:text-style-name="P3" draw:layer="layout" svg:x1="1.635cm" svg:y1="6.397cm" svg:x2="1.635cm" svg:y2="2.905cm">
          <text:p/>
        </draw:line>
        <draw:line draw:style-name="gr3" draw:text-style-name="P3" draw:layer="layout" svg:x1="1.635cm" svg:y1="6.397cm" svg:x2="5.445cm" svg:y2="6.397cm">
          <text:p/>
        </draw:line>
        <draw:line draw:style-name="gr3" draw:text-style-name="P3" draw:layer="layout" svg:x1="5.445cm" svg:y1="2.905cm" svg:x2="5.445cm" svg:y2="6.397cm">
          <text:p/>
        </draw:line>
        <draw:line draw:style-name="gr3" draw:text-style-name="P3" draw:layer="layout" svg:x1="1.635cm" svg:y1="2.905cm" svg:x2="5.445cm" svg:y2="2.905cm">
          <text:p/>
        </draw:line>
        <draw:custom-shape draw:style-name="gr1" draw:text-style-name="P2" draw:layer="layout" svg:width="3.175cm" svg:height="1.27cm" svg:x="7.667cm" svg:y="4.81cm">
          <text:p text:style-name="P1"><text:span text:style-name="T3">Origine →</text:span><text:span text:style-name="T4">A</text:span><text:span text:style-name="T3"> 01/01 - 1 ETH</text:span></text:p>
          <text:p text:style-name="P1"><text:span text:style-name="T3"/></text:p>
          <text:p text:style-name="P1"><text:span text:style-name="T2">( 0,1 BTC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7.667cm" svg:y="3.222cm">
          <text:p text:style-name="P1"><text:span text:style-name="T3">Origine →</text:span><text:span text:style-name="T4">B</text:span><text:span text:style-name="T3"> 01/02 – 1 ETH</text:span></text:p>
          <text:p text:style-name="P1"><text:span text:style-name="T3"/></text:p>
          <text:p text:style-name="P1"><text:span text:style-name="T2">( 0,1 BTC 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32cm" svg:y1="6.715cm" svg:x2="7.032cm" svg:y2="2.27cm">
          <text:p/>
        </draw:line>
        <draw:line draw:style-name="gr5" draw:text-style-name="P3" draw:layer="layout" svg:x1="7.032cm" svg:y1="6.715cm" svg:x2="11.477cm" svg:y2="6.715cm">
          <text:p/>
        </draw:line>
        <draw:line draw:style-name="gr5" draw:text-style-name="P3" draw:layer="layout" svg:x1="11.477cm" svg:y1="6.715cm" svg:x2="11.477cm" svg:y2="2.27cm">
          <text:p/>
        </draw:line>
        <draw:line draw:style-name="gr6" draw:text-style-name="P3" draw:layer="layout" svg:x1="7.35cm" svg:y1="5.445cm" svg:x2="7.35cm" svg:y2="2.905cm">
          <text:p/>
        </draw:line>
        <draw:line draw:style-name="gr6" draw:text-style-name="P3" draw:layer="layout" svg:x1="7.35cm" svg:y1="5.445cm" svg:x2="11.16cm" svg:y2="5.445cm">
          <text:p/>
        </draw:line>
        <draw:line draw:style-name="gr6" draw:text-style-name="P3" draw:layer="layout" svg:x1="11.16cm" svg:y1="2.905cm" svg:x2="11.16cm" svg:y2="5.445cm">
          <text:p/>
        </draw:line>
        <draw:line draw:style-name="gr6" draw:text-style-name="P3" draw:layer="layout" svg:x1="7.35cm" svg:y1="2.905cm" svg:x2="11.16cm" svg:y2="2.905cm">
          <text:p/>
        </draw:line>
        <draw:frame draw:style-name="gr7" draw:text-style-name="P6" draw:layer="layout" svg:width="2.83cm" svg:height="0.962cm" svg:x="7.667cm" svg:y="7.032cm">
          <draw:text-box>
            <text:p text:style-name="P5"><text:span text:style-name="T5">0,2 BTC</text:span></text:p>
          </draw:text-box>
        </draw:frame>
        <draw:frame draw:style-name="gr7" draw:text-style-name="P7" draw:layer="layout" svg:width="2.301cm" svg:height="0.962cm" svg:x="2.27cm" svg:y="7.023cm">
          <draw:text-box>
            <text:p>2 ETH</text:p>
          </draw:text-box>
        </draw:frame>
        <draw:line draw:style-name="gr8" draw:text-style-name="P3" draw:layer="layout" svg:x1="7.35cm" svg:y1="6.397cm" svg:x2="11.16cm" svg:y2="6.397cm">
          <text:p/>
        </draw:line>
        <draw:line draw:style-name="gr9" draw:text-style-name="P3" draw:layer="layout" svg:x1="11.477cm" svg:y1="2.905cm" svg:x2="12.112cm" svg:y2="2.905cm">
          <text:p/>
        </draw:line>
        <draw:line draw:style-name="gr9" draw:text-style-name="P3" draw:layer="layout" svg:x1="12.112cm" svg:y1="5.445cm" svg:x2="12.112cm" svg:y2="2.905cm">
          <text:p/>
        </draw:line>
        <draw:line draw:style-name="gr9" draw:text-style-name="P3" draw:layer="layout" svg:x1="11.477cm" svg:y1="5.445cm" svg:x2="12.112cm" svg:y2="5.445cm">
          <text:p/>
        </draw:line>
        <draw:line draw:style-name="gr10" draw:text-style-name="P3" draw:layer="layout" svg:x1="11.477cm" svg:y1="6.397cm" svg:x2="11.795cm" svg:y2="6.397cm">
          <text:p/>
        </draw:line>
        <draw:line draw:style-name="gr10" draw:text-style-name="P3" draw:layer="layout" svg:x1="11.795cm" svg:y1="5.445cm" svg:x2="11.795cm" svg:y2="6.397cm">
          <text:p/>
        </draw:line>
        <draw:frame draw:style-name="gr11" draw:text-style-name="P9" draw:layer="layout" svg:width="3.738cm" svg:height="0.844cm" draw:transform="rotate (-0.441044701978967) translate (12.225cm 2.768cm)">
          <draw:text-box>
            <text:p text:style-name="P8"><text:span text:style-name="T6">D - </text:span><text:span text:style-name="T7">01/04</text:span></text:p>
            <text:p text:style-name="P8"><text:span text:style-name="T6">0,15 BTC </text:span><text:span text:style-name="T1">→</text:span><text:span text:style-name="T6"> 10000 EUR</text:span></text:p>
          </draw:text-box>
        </draw:frame>
        <draw:frame draw:style-name="gr12" draw:text-style-name="P11" draw:layer="layout" svg:width="3.175cm" svg:height="1.362cm" svg:x="11.795cm" svg:y="5.67cm">
          <draw:text-box>
            <text:p text:style-name="P10"><text:span text:style-name="T1">0,05 BTC</text:span></text:p>
            <text:p text:style-name="P10"><text:span text:style-name="T8">Orig. → </text:span><text:span text:style-name="T4">A</text:span><text:span text:style-name="T8"> 01/01 – 0,5 ETH</text:span></text:p>
            <text:p text:style-name="P10"><text:span text:style-name="T8">Rimanenza di fine anno</text:span></text:p>
          </draw:text-box>
        </draw:frame>
        <draw:polyline draw:style-name="gr13" draw:text-style-name="P3" draw:layer="layout" svg:width="6.032cm" svg:height="0.634cm" svg:x="3.222cm" svg:y="1.952cm" svg:viewBox="0 0 6033 635" draw:points="0,635 0,0 3922,0 6033,0 6033,635">
          <text:p/>
        </draw:polyline>
        <draw:custom-shape draw:style-name="gr14" draw:text-style-name="P13" draw:layer="layout" svg:width="3.492cm" svg:height="0.635cm" svg:x="16.24cm" svg:y="5.762cm">
          <text:p text:style-name="P12"><text:span text:style-name="T3">Origine →</text:span><text:span text:style-name="T4">A</text:span><text:span text:style-name="T3"> 01/01 – 0,5 ETH</text:span></text:p>
          <text:p text:style-name="P12"><text:span text:style-name="T3">( 0,05 BTC → 3333 EUR 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92cm" svg:height="1.27cm" svg:x="16.24cm" svg:y="4.235cm">
          <text:p text:style-name="P12"><text:span text:style-name="T3">Origine →</text:span><text:span text:style-name="T4">B</text:span><text:span text:style-name="T3"> 01/02 – 1 ETH</text:span></text:p>
          <text:p text:style-name="P12"><text:span text:style-name="T3">( 0,1 BTC → 6667 EUR )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.922cm" svg:y1="6.715cm" svg:x2="15.922cm" svg:y2="2.27cm">
          <text:p/>
        </draw:line>
        <draw:line draw:style-name="gr16" draw:text-style-name="P3" draw:layer="layout" svg:x1="15.922cm" svg:y1="6.715cm" svg:x2="20.05cm" svg:y2="6.715cm">
          <text:p/>
        </draw:line>
        <draw:line draw:style-name="gr16" draw:text-style-name="P3" draw:layer="layout" svg:x1="20.05cm" svg:y1="6.715cm" svg:x2="20.05cm" svg:y2="2.27cm">
          <text:p/>
        </draw:line>
        <draw:frame draw:style-name="gr7" draw:text-style-name="P15" draw:layer="layout" svg:width="3.415cm" svg:height="0.878cm" svg:x="15.958cm" svg:y="7.023cm">
          <draw:text-box>
            <text:p text:style-name="P14"><text:span text:style-name="T9">10000 EUR</text:span></text:p>
          </draw:text-box>
        </draw:frame>
        <draw:line draw:style-name="gr17" draw:text-style-name="P3" draw:layer="layout" svg:x1="12.233cm" svg:y1="3.729cm" svg:x2="15.287cm" svg:y2="5.127cm">
          <text:p/>
        </draw:line>
        <draw:frame draw:style-name="gr18" draw:text-style-name="P16" draw:layer="layout" svg:width="2.858cm" svg:height="0.887cm" svg:x="5.127cm" svg:y="1cm">
          <draw:text-box>
            <text:p text:style-name="P1"><text:span text:style-name="T1">C - </text:span><text:span text:style-name="T10">01/03</text:span><text:span text:style-name="T4"> </text:span></text:p>
            <text:p text:style-name="P1"><text:span text:style-name="T4">2 ETH </text:span><text:span text:style-name="T1">→</text:span><text:span text:style-name="T4"> 0,2 BTC</text:span></text:p>
          </draw:text-box>
        </draw:frame>
        <draw:line draw:style-name="gr8" draw:text-style-name="P3" draw:layer="layout" svg:x1="7.35cm" svg:y1="6.397cm" svg:x2="7.35cm" svg:y2="5.445cm">
          <text:p/>
        </draw:line>
        <draw:line draw:style-name="gr8" draw:text-style-name="P3" draw:layer="layout" svg:x1="11.16cm" svg:y1="6.397cm" svg:x2="11.16cm" svg:y2="5.445cm">
          <text:p/>
        </draw:line>
        <draw:line draw:style-name="gr9" draw:text-style-name="P3" draw:layer="layout" svg:x1="15.287cm" svg:y1="4.175cm" svg:x2="15.922cm" svg:y2="4.175cm">
          <text:p/>
        </draw:line>
        <draw:line draw:style-name="gr9" draw:text-style-name="P3" draw:layer="layout" svg:x1="15.287cm" svg:y1="6.397cm" svg:x2="15.922cm" svg:y2="6.397cm">
          <text:p/>
        </draw:line>
        <draw:line draw:style-name="gr9" draw:text-style-name="P3" draw:layer="layout" svg:x1="15.287cm" svg:y1="6.397cm" svg:x2="15.287cm" svg:y2="4.175cm">
          <text:p/>
        </draw:line>
        <draw:custom-shape draw:style-name="gr1" draw:text-style-name="P2" draw:layer="layout" svg:width="3.175cm" svg:height="1.27cm" svg:x="1.952cm" svg:y="13.056cm">
          <text:p text:style-name="P1"><text:span text:style-name="T1">A</text:span><text:span text:style-name="T2"> – 01/01 - 1 E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.952cm" svg:y="11.468cm">
          <text:p text:style-name="P1"><text:span text:style-name="T1">B</text:span><text:span text:style-name="T2"> – 01/02 – 1 ET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17cm" svg:y1="14.961cm" svg:x2="1.317cm" svg:y2="10.516cm">
          <text:p/>
        </draw:line>
        <draw:line draw:style-name="gr2" draw:text-style-name="P3" draw:layer="layout" svg:x1="1.317cm" svg:y1="14.961cm" svg:x2="5.762cm" svg:y2="14.961cm">
          <text:p/>
        </draw:line>
        <draw:line draw:style-name="gr2" draw:text-style-name="P3" draw:layer="layout" svg:x1="5.762cm" svg:y1="14.961cm" svg:x2="5.762cm" svg:y2="10.516cm">
          <text:p/>
        </draw:line>
        <draw:line draw:style-name="gr3" draw:text-style-name="P3" draw:layer="layout" svg:x1="1.635cm" svg:y1="14.643cm" svg:x2="1.635cm" svg:y2="11.151cm">
          <text:p/>
        </draw:line>
        <draw:line draw:style-name="gr3" draw:text-style-name="P3" draw:layer="layout" svg:x1="1.635cm" svg:y1="14.643cm" svg:x2="5.445cm" svg:y2="14.643cm">
          <text:p/>
        </draw:line>
        <draw:line draw:style-name="gr3" draw:text-style-name="P3" draw:layer="layout" svg:x1="5.445cm" svg:y1="11.151cm" svg:x2="5.445cm" svg:y2="14.643cm">
          <text:p/>
        </draw:line>
        <draw:line draw:style-name="gr3" draw:text-style-name="P3" draw:layer="layout" svg:x1="1.635cm" svg:y1="11.151cm" svg:x2="5.445cm" svg:y2="11.151cm">
          <text:p/>
        </draw:line>
        <draw:custom-shape draw:style-name="gr1" draw:text-style-name="P2" draw:layer="layout" svg:width="3.175cm" svg:height="1.27cm" svg:x="7.667cm" svg:y="13.056cm">
          <text:p text:style-name="P1"><text:span text:style-name="T3">Origine → </text:span><text:span text:style-name="T4">B</text:span><text:span text:style-name="T3"> 01/02 - 1 ETH</text:span></text:p>
          <text:p text:style-name="P1"><text:span text:style-name="T3"/></text:p>
          <text:p text:style-name="P1"><text:span text:style-name="T2">( 0,1 BTC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7.667cm" svg:y="11.468cm">
          <text:p text:style-name="P1"><text:span text:style-name="T3">Origine → </text:span><text:span text:style-name="T4">A</text:span><text:span text:style-name="T3"> 01/01 – 1 ETH</text:span></text:p>
          <text:p text:style-name="P1"><text:span text:style-name="T3"/></text:p>
          <text:p text:style-name="P1"><text:span text:style-name="T2">( 0,1 BTC 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32cm" svg:y1="14.961cm" svg:x2="7.032cm" svg:y2="10.516cm">
          <text:p/>
        </draw:line>
        <draw:line draw:style-name="gr5" draw:text-style-name="P3" draw:layer="layout" svg:x1="7.032cm" svg:y1="14.961cm" svg:x2="11.477cm" svg:y2="14.961cm">
          <text:p/>
        </draw:line>
        <draw:line draw:style-name="gr5" draw:text-style-name="P3" draw:layer="layout" svg:x1="11.477cm" svg:y1="14.961cm" svg:x2="11.477cm" svg:y2="10.516cm">
          <text:p/>
        </draw:line>
        <draw:line draw:style-name="gr6" draw:text-style-name="P3" draw:layer="layout" svg:x1="7.35cm" svg:y1="13.691cm" svg:x2="7.35cm" svg:y2="11.151cm">
          <text:p/>
        </draw:line>
        <draw:line draw:style-name="gr6" draw:text-style-name="P3" draw:layer="layout" svg:x1="7.35cm" svg:y1="13.691cm" svg:x2="11.16cm" svg:y2="13.691cm">
          <text:p/>
        </draw:line>
        <draw:line draw:style-name="gr6" draw:text-style-name="P3" draw:layer="layout" svg:x1="11.16cm" svg:y1="11.151cm" svg:x2="11.16cm" svg:y2="13.691cm">
          <text:p/>
        </draw:line>
        <draw:line draw:style-name="gr6" draw:text-style-name="P3" draw:layer="layout" svg:x1="7.35cm" svg:y1="11.151cm" svg:x2="11.16cm" svg:y2="11.151cm">
          <text:p/>
        </draw:line>
        <draw:frame draw:style-name="gr7" draw:text-style-name="P6" draw:layer="layout" svg:width="2.83cm" svg:height="0.962cm" svg:x="7.667cm" svg:y="15.278cm">
          <draw:text-box>
            <text:p text:style-name="P5"><text:span text:style-name="T5">0,2 BTC</text:span></text:p>
          </draw:text-box>
        </draw:frame>
        <draw:frame draw:style-name="gr7" draw:text-style-name="P7" draw:layer="layout" svg:width="2.301cm" svg:height="0.962cm" svg:x="2.27cm" svg:y="15.269cm">
          <draw:text-box>
            <text:p>2 ETH</text:p>
          </draw:text-box>
        </draw:frame>
        <draw:line draw:style-name="gr8" draw:text-style-name="P3" draw:layer="layout" svg:x1="7.35cm" svg:y1="14.643cm" svg:x2="11.16cm" svg:y2="14.643cm">
          <text:p/>
        </draw:line>
        <draw:line draw:style-name="gr9" draw:text-style-name="P3" draw:layer="layout" svg:x1="11.477cm" svg:y1="11.151cm" svg:x2="12.112cm" svg:y2="11.151cm">
          <text:p/>
        </draw:line>
        <draw:line draw:style-name="gr9" draw:text-style-name="P3" draw:layer="layout" svg:x1="12.112cm" svg:y1="13.691cm" svg:x2="12.112cm" svg:y2="11.151cm">
          <text:p/>
        </draw:line>
        <draw:line draw:style-name="gr9" draw:text-style-name="P3" draw:layer="layout" svg:x1="11.477cm" svg:y1="13.7cm" svg:x2="12.112cm" svg:y2="13.691cm">
          <text:p/>
        </draw:line>
        <draw:line draw:style-name="gr10" draw:text-style-name="P3" draw:layer="layout" svg:x1="11.477cm" svg:y1="14.643cm" svg:x2="11.795cm" svg:y2="14.643cm">
          <text:p/>
        </draw:line>
        <draw:line draw:style-name="gr10" draw:text-style-name="P3" draw:layer="layout" svg:x1="11.795cm" svg:y1="13.691cm" svg:x2="11.795cm" svg:y2="14.643cm">
          <text:p/>
        </draw:line>
        <draw:frame draw:style-name="gr12" draw:text-style-name="P11" draw:layer="layout" svg:width="3.175cm" svg:height="1.362cm" svg:x="11.795cm" svg:y="13.916cm">
          <draw:text-box>
            <text:p text:style-name="P10"><text:span text:style-name="T1">0,05 BTC</text:span></text:p>
            <text:p text:style-name="P10"><text:span text:style-name="T8">Orig. → </text:span><text:span text:style-name="T4">B</text:span><text:span text:style-name="T8"> 01/01 – 0,5 ETH</text:span></text:p>
            <text:p text:style-name="P10"><text:span text:style-name="T8">Rimanenza di fine anno</text:span></text:p>
          </draw:text-box>
        </draw:frame>
        <draw:polyline draw:style-name="gr13" draw:text-style-name="P3" draw:layer="layout" svg:width="6.032cm" svg:height="0.634cm" svg:x="3.222cm" svg:y="10.198cm" svg:viewBox="0 0 6033 635" draw:points="0,635 0,0 3922,0 6033,0 6033,635">
          <text:p/>
        </draw:polyline>
        <draw:custom-shape draw:style-name="gr19" draw:text-style-name="P13" draw:layer="layout" svg:width="3.492cm" svg:height="0.635cm" svg:x="16.24cm" svg:y="12.43cm">
          <text:p text:style-name="P12"><text:span text:style-name="T3">Origine → </text:span><text:span text:style-name="T4">B</text:span><text:span text:style-name="T3"> 01/02 – 0,5 ETH</text:span></text:p>
          <text:p text:style-name="P12"><text:span text:style-name="T3">( 0,05 BTC → 3333 EUR 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492cm" svg:height="1.27cm" svg:x="16.24cm" svg:y="13.382cm">
          <text:p text:style-name="P12"><text:span text:style-name="T3">Origine → </text:span><text:span text:style-name="T4">A</text:span><text:span text:style-name="T3"> 01/01 – 1 ETH</text:span></text:p>
          <text:p text:style-name="P12"><text:span text:style-name="T3">( 0,1 BTC → 6667 EUR )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.922cm" svg:y1="14.961cm" svg:x2="15.922cm" svg:y2="10.516cm">
          <text:p/>
        </draw:line>
        <draw:line draw:style-name="gr16" draw:text-style-name="P3" draw:layer="layout" svg:x1="15.922cm" svg:y1="14.961cm" svg:x2="20.05cm" svg:y2="14.97cm">
          <text:p/>
        </draw:line>
        <draw:line draw:style-name="gr16" draw:text-style-name="P3" draw:layer="layout" svg:x1="20.05cm" svg:y1="14.97cm" svg:x2="20.05cm" svg:y2="10.525cm">
          <text:p/>
        </draw:line>
        <draw:frame draw:style-name="gr7" draw:text-style-name="P7" draw:layer="layout" svg:width="3.774cm" svg:height="0.962cm" svg:x="15.958cm" svg:y="15.269cm">
          <draw:text-box>
            <text:p>10000 EUR</text:p>
          </draw:text-box>
        </draw:frame>
        <draw:line draw:style-name="gr17" draw:text-style-name="P3" draw:layer="layout" svg:x1="12.112cm" svg:y1="11.795cm" svg:x2="15.327cm" svg:y2="12.576cm">
          <text:p/>
        </draw:line>
        <draw:frame draw:style-name="gr21" draw:text-style-name="P11" draw:layer="layout" svg:width="2.858cm" svg:height="0.887cm" svg:x="5.127cm" svg:y="9.255cm">
          <draw:text-box>
            <text:p text:style-name="P12"><text:span text:style-name="T1">C - </text:span><text:span text:style-name="T10">01/03</text:span><text:span text:style-name="T4"> </text:span></text:p>
            <text:p text:style-name="P12"><text:span text:style-name="T4">2 ETH </text:span><text:span text:style-name="T1">→</text:span><text:span text:style-name="T4"> 0,2 BTC</text:span></text:p>
          </draw:text-box>
        </draw:frame>
        <draw:line draw:style-name="gr8" draw:text-style-name="P3" draw:layer="layout" svg:x1="7.35cm" svg:y1="14.643cm" svg:x2="7.35cm" svg:y2="13.691cm">
          <text:p/>
        </draw:line>
        <draw:line draw:style-name="gr8" draw:text-style-name="P3" draw:layer="layout" svg:x1="11.16cm" svg:y1="14.643cm" svg:x2="11.16cm" svg:y2="13.691cm">
          <text:p/>
        </draw:line>
        <draw:line draw:style-name="gr9" draw:text-style-name="P3" draw:layer="layout" svg:x1="15.287cm" svg:y1="12.421cm" svg:x2="15.922cm" svg:y2="12.421cm">
          <text:p/>
        </draw:line>
        <draw:line draw:style-name="gr9" draw:text-style-name="P3" draw:layer="layout" svg:x1="15.287cm" svg:y1="14.643cm" svg:x2="15.922cm" svg:y2="14.643cm">
          <text:p/>
        </draw:line>
        <draw:line draw:style-name="gr9" draw:text-style-name="P3" draw:layer="layout" svg:x1="15.287cm" svg:y1="14.643cm" svg:x2="15.287cm" svg:y2="12.421cm">
          <text:p/>
        </draw:line>
        <draw:line draw:style-name="gr22" draw:text-style-name="P3" draw:layer="layout" svg:x1="5.127cm" svg:y1="12.112cm" svg:x2="7.667cm" svg:y2="13.7cm">
          <text:p/>
        </draw:line>
        <draw:line draw:style-name="gr23" draw:text-style-name="P3" draw:layer="layout" svg:x1="5.127cm" svg:y1="13.7cm" svg:x2="7.667cm" svg:y2="12.112cm">
          <text:p/>
        </draw:line>
        <draw:line draw:style-name="gr23" draw:text-style-name="P3" draw:layer="layout" svg:x1="10.842cm" svg:y1="13.382cm" svg:x2="16.24cm" svg:y2="12.747cm">
          <text:p/>
        </draw:line>
        <draw:line draw:style-name="gr23" draw:text-style-name="P3" draw:layer="layout" svg:x1="10.842cm" svg:y1="12.112cm" svg:x2="16.24cm" svg:y2="14.017cm">
          <text:p/>
        </draw:line>
        <draw:frame draw:style-name="gr11" draw:text-style-name="P9" draw:layer="layout" svg:width="3.738cm" svg:height="0.844cm" draw:transform="rotate (-0.249582083035189) translate (12.275cm 10.697cm)">
          <draw:text-box>
            <text:p text:style-name="P8"><text:span text:style-name="T6">D - </text:span><text:span text:style-name="T7">01/04</text:span></text:p>
            <text:p text:style-name="P8"><text:span text:style-name="T6">0,15 BTC </text:span><text:span text:style-name="T1">→</text:span><text:span text:style-name="T6"> 10000 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3T09:43:51.523000000</meta:creation-date>
    <dc:date>2024-10-23T17:18:21.607000000</dc:date>
    <meta:editing-duration>PT7H34M26S</meta:editing-duration>
    <meta:editing-cycles>17</meta:editing-cycles>
    <meta:generator>LibreOffice/7.4.0.3$Windows_X86_64 LibreOffice_project/f85e47c08ddd19c015c0114a68350214f7066f5a</meta:generator>
    <meta:document-statistic meta:object-count="88"/>
  </office:meta>
</office:document-meta>
</file>